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fea3" officeooo:paragraph-rsid="0001fea3"/>
    </style:style>
    <style:style style:name="P2" style:family="paragraph" style:parent-style-name="Text_20_body">
      <style:text-properties officeooo:rsid="0001fea3" officeooo:paragraph-rsid="000358b1"/>
    </style:style>
    <style:style style:name="P3" style:family="paragraph" style:parent-style-name="Text_20_body">
      <style:text-properties officeooo:rsid="0001fea3" officeooo:paragraph-rsid="00045028"/>
    </style:style>
    <style:style style:name="P4" style:family="paragraph" style:parent-style-name="Text_20_body">
      <style:text-properties style:rfc-language-tag="sr-Latn-RS" fo:language="sr" fo:script="Latn" fo:country="RS" officeooo:rsid="00063a53" officeooo:paragraph-rsid="00063a53"/>
    </style:style>
    <style:style style:name="P5" style:family="paragraph" style:parent-style-name="Text_20_body">
      <style:text-properties style:rfc-language-tag="sr-Latn-RS" fo:language="sr" fo:script="Latn" fo:country="RS" officeooo:rsid="0007cdb4" officeooo:paragraph-rsid="0007cdb4"/>
    </style:style>
    <style:style style:name="P6" style:family="paragraph" style:parent-style-name="Text_20_body">
      <style:text-properties style:rfc-language-tag="sr-Latn-RS" fo:language="sr" fo:script="Latn" fo:country="RS" officeooo:rsid="000aa3cc" officeooo:paragraph-rsid="000aa3cc"/>
    </style:style>
    <style:style style:name="P7" style:family="paragraph" style:parent-style-name="Heading_20_1">
      <style:paragraph-properties fo:break-before="page"/>
      <style:text-properties officeooo:rsid="0001fea3" officeooo:paragraph-rsid="0001fea3"/>
    </style:style>
    <style:style style:name="P8" style:family="paragraph" style:parent-style-name="Heading_20_3">
      <style:text-properties officeooo:rsid="0001fea3" officeooo:paragraph-rsid="0001fea3"/>
    </style:style>
    <style:style style:name="T1" style:family="text">
      <style:text-properties officeooo:rsid="0001fea3"/>
    </style:style>
    <style:style style:name="T2" style:family="text">
      <style:text-properties fo:color="#ce181e"/>
    </style:style>
    <style:style style:name="T3" style:family="text">
      <style:text-properties fo:color="#ce181e" style:rfc-language-tag="sr-Latn-RS" fo:language="sr" fo:script="Latn" fo:country="RS"/>
    </style:style>
    <style:style style:name="T4" style:family="text">
      <style:text-properties fo:color="#ce181e" style:rfc-language-tag="sr-Latn-RS" fo:language="sr" fo:script="Latn" fo:country="RS" officeooo:rsid="00045028"/>
    </style:style>
    <style:style style:name="T5" style:family="text">
      <style:text-properties fo:color="#ce181e" style:rfc-language-tag="sr-Latn-RS" fo:language="sr" fo:script="Latn" fo:country="RS" officeooo:rsid="00063a53"/>
    </style:style>
    <style:style style:name="T6" style:family="text">
      <style:text-properties style:rfc-language-tag="sr-Latn-RS" fo:language="sr" fo:script="Latn" fo:country="RS" officeooo:rsid="000aa3cc"/>
    </style:style>
    <style:style style:name="T7" style:family="text">
      <style:text-properties officeooo:rsid="000b64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usinessTripAdvisor-API-document</text:p>
      <text:h text:style-name="P7" text:outline-level="1">1 USER collection</text:h>
      <text:h text:style-name="P8" text:outline-level="3">1.1 Create user</text:h>
      <text:p text:style-name="P1">1.1.1 Request</text:p>
      <text:p text:style-name="P1">url = "/users"</text:p>
      <text:p text:style-name="P1">method="PUT"</text:p>
      <text:p text:style-name="P1">body = {</text:p>
      <text:p text:style-name="P2"><text:span text:style-name="T6"><text:s text:c="2"/></text:span>email: "<text:span text:style-name="T3">string_required_unique_maxleng</text:span><text:span text:style-name="T4">t</text:span><text:span text:style-name="T3">h</text:span><text:span text:style-name="T2">=30</text:span>",</text:p>
      <text:p text:style-name="P3"><text:s text:c="2"/>password: "<text:span text:style-name="T5">string_required_minlength=8</text:span>",</text:p>
      <text:p text:style-name="P4"><text:s text:c="2"/>name: <text:span text:style-name="T1">"</text:span><text:span text:style-name="T2">string_required_minlength=3_maxlength=40</text:span><text:span text:style-name="T1">",</text:span></text:p>
      <text:p text:style-name="P1">}</text:p>
      <text:p text:style-name="P1">1.1.2 Response</text:p>
      <text:p text:style-name="P5">1.1.2.1 Error</text:p>
      <text:p text:style-name="P5">status = 400</text:p>
      <text:p text:style-name="P5">body = {</text:p>
      <text:p text:style-name="P5"><text:s text:c="2"/>error:<text:span text:style-name="T1"> "</text:span><text:span text:style-name="T2">error_message</text:span><text:span text:style-name="T1">"</text:span></text:p>
      <text:p text:style-name="P5">}</text:p>
      <text:p text:style-name="P5">1.1.2.2 Success</text:p>
      <text:p text:style-name="P6">status = 201</text:p>
      <text:p text:style-name="P6">body <text:span text:style-name="T7">(JSON)</text:span> = {</text:p>
      <text:p text:style-name="P6"><text:s text:c="2"/>user : {</text:p>
      <text:p text:style-name="P6"><text:s text:c="4"/>"_id": "string",<text:line-break/> <text:s text:c="3"/>"email": "string",<text:line-break/> <text:s text:c="3"/>"name": "string",<text:line-break/> <text:s text:c="3"/>"createdAt": "string",<text:line-break/> <text:s text:c="3"/>"updatedAt": "string",<text:line-break/> <text:s text:c="3"/>"__v": "number"</text:p>
      <text:p text:style-name="P6"><text:s text:c="2"/>},</text:p>
      <text:p text:style-name="P6"><text:s text:c="2"/>"token": "string"</text:p>
      <text:p text:style-name="P6">}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6-13T09:46:14.872000000</dc:date>
    <meta:editing-duration>PT12M22S</meta:editing-duration>
    <meta:editing-cycles>6</meta:editing-cycles>
    <meta:document-statistic meta:table-count="0" meta:image-count="0" meta:object-count="0" meta:page-count="3" meta:paragraph-count="25" meta:word-count="64" meta:character-count="539" meta:non-whitespace-character-count="462"/>
  </office:meta>
</office:document-meta>
</file>